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7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4791145398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0624478732cm 2.170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141cm" svg:height="3.156cm" draw:transform="rotate (-1.57515964992488) translate (6.43387155527399cm 0.708573002704504cm)" svg:viewBox="0 0 1142 3157" svg:d="M1106 2817c-448-492-288-814-150-1177 137-364 390-1003-115-1615-91-100-766 123-657 275 332 367 140 647-63 1171s-190 995 346 1648c130 157 704-219 639-302z">
          <text:p/>
        </draw:path>
        <draw:path draw:style-name="gr2" draw:text-style-name="P1" draw:layer="layout" svg:width="0.903cm" svg:height="0.661cm" draw:transform="skewX (0.0012217304763961) rotate (-2.15687788961459) translate (6.82664014322699cm 0.976688890543109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rotate (-2.15687788961459) translate (4.08179114539899cm 1.196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5:57.649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